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b0c64" officeooo:paragraph-rsid="001b0c64"/>
    </style:style>
    <style:style style:name="T1" style:family="text">
      <style:text-properties officeooo:rsid="001b0c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first-page</text:p>
      <text:p text:style-name="Preformatted_20_Text">The very first page I'm making on my own from a <text:span text:style-name="T1">template from The Odin Project.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2T13:57:35.777029960</dc:date>
    <meta:editing-duration>PT1M19S</meta:editing-duration>
    <meta:editing-cycles>1</meta:editing-cycles>
    <meta:document-statistic meta:table-count="0" meta:image-count="0" meta:object-count="0" meta:page-count="1" meta:paragraph-count="2" meta:word-count="18" meta:character-count="91" meta:non-whitespace-character-count="75"/>
    <meta:generator>LibreOffice/7.3.7.2$Linux_X86_64 LibreOffice_project/30$Build-2</meta:generator>
  </office:meta>
</office:document-meta>
</file>